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2" table:default-cell-style-name="Default"/>
        <table:table-row table:style-name="ro2">
          <table:table-cell office:value-type="float" office:value="300">
            <text:p>300</text:p>
          </table:table-cell>
          <table:table-cell office:value-type="string">
            <text:p>1 Cuby &amp; The Blizzards - Window Of My Eyes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2 King of the World - Can't Go Home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3 Cuby &amp; The Blizzards - Somebody Will Know Someday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4 Captain Morgan Express - Hip Shake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5 Livin' Blues - Wang Dang Doodle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6 Bluesbreakers - Mercury Blues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7 King Of The World - Bluesified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8 flavium - Nightlife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9 Livin' Blues - L.b. Boogie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10 Twelve Bar Blues Band - Key To Your Heart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11 Captain Morgan Express - Bones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12 Bluesbreakers - Jena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13 The Veldman Brothers - Leavin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14 Bintangs - Ridin' On The L &amp; N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15 Barrelhouse - Beware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16 Matt Jacobs Band - Good Together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17 Bastiaan Paardekooper And The Blew Crue - Silent Cries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18 Cuby &amp; The Blizzards - Appleknockers Flophouse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19 Cuby &amp; The Blizzards - The Sky Is Crying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20 Bluesbreakers - Monday Morning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21 Brainbox - Summertime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22 Bas Paardekooper And The Blew Crue - Broken Heart For Sale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23 Cuby &amp; The Blizzards - Gin House Blues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24 Oscar Benton - Bensonhurst Blues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25 Bluesbreakers - Riverside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26 Barrelhouse - Midnight Hour Blues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27 Captain Morgan Express - Juke Joint Woman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28 Cuby &amp; The Blizzards - Another Day, Another Road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29 Captain Morgan Express - I'm A Ram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30 Julian Sas - Blues For J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31 King Of The World - On My Way Back Home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32 Aj And The Wildgrooves - Train Of Lov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33 Ralph De Jongh - Harry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34 Matt Jacobs Band - Miss You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35 Julian Sas - Blues For The Lost And Found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36 Matt Jacobs Band - Reach For The Sky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37 Captain Morgan Express - Ridin' In The Moonlight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38 Kees Dusink - Marian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39 Bluesdog - Walking Away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40 BluezzControl - Again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41 Matt Jacobs Band - Karen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42 Barrelhouse - If You Really Wanna Leave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43 AJ Plug - Trouble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4 Q65 - Spoonful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45 Bluesbreakers - Mr. Brown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46 Brainbox - Down Man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47 King Of The World - Beating Like A Drum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48 Brainbox - Dark Rose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49 The Veldman Brothers - One More Chance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50 Bintangs - Blues On The Ceiling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51 Robert Smith Bluesband - Crying Like A Baby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52 Bluezzcontrol - I Don't Wanna Die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53 Bluesbreakers - Redheaded Woman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54 Hollands Blauw - Poes Is Dood (cd Poes Is Dood - Hollands Blauw, Blueshine Records, Productie: Peter Struijk)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55 King Of The World - Hurricane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56 Q65 - The Life I Live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57 The John Frick Band - Storm Rolling In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58 Cuby &amp; The Blizzards - Night Train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59 Matt Jacobs Band - Made Of Stone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60 Twelve Bar Blues Band - Bluesman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61 Robbert Fossen &amp; Peter Struijk Band - Sinner's Prayer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62 Gait Klein Kromhof - Another Man Has Done Gon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63 De Dijk - De Blues Verlaat Je Nooit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64 The Damned And Dirty - Hoodoo Down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65 Hollands Blauw - Lieve Schat (cd Poes Is Dood -hollands Blauw, Blueshine Records, Peter Struijk)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66 Oscar Benton - I Feel So Good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67 JvT Band - Old Love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68 Bluesdog - Drunk Driving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69 Bluesdog - King Of The Blues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0 Twelve Bar Blues Band - Can You Hear Me Howling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71 Barrelhouse - Only A Fool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72 Brainbox - Woman Is Gone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73 Cuby &amp; The Blizzards - Too Blind To See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74 Twelve Bar Blues Band - Everybody Makes Mistakes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75 The Rob Hoeke Rhythm &amp; Blues Group - Down South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76 The Rob Hoeke Rhythm &amp; Blues Group - Drinking On My Bed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77 Champagne Charlie - Ain't Got No Home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78 New Adventures - Bacchus Beckett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79 Dave Chavez Band - Sharp Like A Knife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80 The Juke Joints - Going To My Hometown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81 Zippy Leaps - Gonna Leave You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82 Daniel Lohues And The Louisiana Bluesclub - Boggel In't Ra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83 Basic Station - Schoonmoeder Blues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84 Basic Station - Many Road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85 Brainbox - Mobilae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86 Leif de Leeuw Band - Once And For All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87 Julian Sas - Burning Bridge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88 Armand - Weer Liefde Gevonden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89 Ralph de Jongh - Worried Man Blues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90 Livin' Blues - Black Night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91 Sugadaddy &amp; The Honeydrippers (Honeydrippers Westcoast-Blues) - I Need You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92 JJ SHARP BAND - I'm Losing You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93 Stackhouse - Joliet Blues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94 The Damned And Dirty - Bye Bye To Yah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95 Cuby &amp; The Blizzards - Just For Fu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96 Cuby &amp; The Blizzards - Blues Is A Bad Habbi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7 Herman Brood - If Love Is Dea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98 Hans Theessink - Slow Tra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99 King Of The World - If You Want To Lea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0 Arti Kraaijeveld - The Dog &amp; The Loon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Blad1.A1:Blad1.AMH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25-12-2017</text:date>, <text:time>11:14: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4:32:24.41</meta:creation-date>
    <meta:editing-duration>P2DT19H24M7S</meta:editing-duration>
    <meta:editing-cycles>5</meta:editing-cycles>
    <meta:generator>OpenOffice/4.1.2$Win32 OpenOffice.org_project/412m3$Build-9782</meta:generator>
    <dc:date>2017-12-25T11:14:26.09</dc:date>
    <meta:document-statistic meta:table-count="3" meta:cell-count="300" meta:object-count="0"/>
  </office:meta>
</office:document-meta>
</file>